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Calibri1" svg:font-family="Calibri"/>
    <style:font-face style:name="OpenSymbol" svg:font-family="OpenSymbol"/>
    <style:font-face style:name="Symbol" svg:font-family="Symbol"/>
    <style:font-face style:name="Arial1"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center" style:justify-single-word="false"/>
      <style:text-properties style:use-window-font-color="true" style:font-name="Arial" fo:font-size="14pt" fo:font-weight="bold" fo:background-color="transparent" style:font-name-asian="Arial" style:font-name-complex="Arial"/>
    </style:style>
    <style:style style:name="P3" style:family="paragraph" style:parent-style-name="Standard">
      <style:paragraph-properties fo:line-height="100%" fo:text-align="start" style:justify-single-word="false"/>
      <style:text-properties style:use-window-font-color="true" style:font-name="Arial" fo:font-size="14pt" fo:font-weight="bold" fo:background-color="transparent" style:font-name-asian="Arial" style:font-name-complex="Arial"/>
    </style:style>
    <style:style style:name="P4" style:family="paragraph" style:parent-style-name="Standard">
      <style:paragraph-properties fo:line-height="100%" fo:text-align="start" style:justify-single-word="false"/>
      <style:text-properties style:use-window-font-color="true" style:font-name="Arial" fo:font-size="11pt" fo:font-weight="bold" fo:background-color="transparent" style:font-name-asian="Arial" style:font-name-complex="Arial"/>
    </style:style>
    <style:style style:name="P5" style:family="paragraph" style:parent-style-name="Standard">
      <style:paragraph-properties fo:line-height="100%" fo:text-align="start" style:justify-single-word="false"/>
      <style:text-properties style:use-window-font-color="true" style:font-name="Arial" fo:font-size="9pt" fo:font-weight="normal" fo:background-color="transparent" style:font-name-asian="Arial" style:font-name-complex="Arial"/>
    </style:style>
    <style:style style:name="P6"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line-height="100%" fo:text-align="start" style:justify-single-word="false"/>
      <style:text-properties style:use-window-font-color="true" style:font-name="Arial1" fo:font-size="9pt" fo:font-weight="normal" fo:background-color="transparent" style:font-name-asian="Arial" style:font-size-asian="9pt" style:font-weight-asian="normal" style:font-name-complex="Arial" style:font-size-complex="9pt" style:font-weight-complex="normal"/>
    </style:style>
    <style:style style:name="P8" style:family="paragraph" style:parent-style-name="Standard">
      <style:paragraph-properties fo:line-height="100%" fo:text-align="start" style:justify-single-word="false"/>
      <style:text-properties style:use-window-font-color="true" style:font-name="Arial1" fo:font-size="9pt" fo:font-weight="normal" fo:background-color="transparent" style:font-name-asian="Calibri1" style:font-size-asian="9pt" style:font-name-complex="Calibri1" style:font-size-complex="9pt"/>
    </style:style>
    <style:style style:name="P9" style:family="paragraph" style:parent-style-name="Standard">
      <style:paragraph-properties fo:line-height="100%" fo:text-align="start" style:justify-single-word="false"/>
      <style:text-properties fo:color="#ff0000" style:font-name="Arial" fo:font-size="9pt" fo:font-weight="normal" fo:background-color="transparent" style:font-name-asian="Arial" style:font-name-complex="Arial"/>
    </style:style>
    <style:style style:name="P10" style:family="paragraph" style:parent-style-name="Standard">
      <style:paragraph-properties fo:line-height="100%" fo:text-align="start" style:justify-single-word="false"/>
    </style:style>
    <style:style style:name="P11" style:family="paragraph" style:parent-style-name="Standard">
      <style:paragraph-properties fo:line-height="100%" fo:text-align="start" style:justify-single-word="false"/>
      <style:text-properties style:font-name="Arial1" fo:font-size="9pt" style:font-size-asian="9pt" style:font-size-complex="9pt"/>
    </style:style>
    <style:style style:name="P12" style:family="paragraph" style:parent-style-name="Standard" style:list-style-name="L14">
      <style:paragraph-properties fo:line-height="100%" fo:text-align="start" style:justify-single-word="false"/>
      <style:text-properties style:font-name="Arial1" fo:font-size="9pt" style:font-size-asian="9pt" style:font-size-complex="9pt"/>
    </style:style>
    <style:style style:name="P13" style:family="paragraph" style:parent-style-name="Standard" style:list-style-name="L15">
      <style:paragraph-properties fo:line-height="100%" fo:text-align="start" style:justify-single-word="false"/>
      <style:text-properties style:font-name="Arial1" fo:font-size="9pt" style:font-size-asian="9pt" style:font-size-complex="9pt"/>
    </style:style>
    <style:style style:name="P14" style:family="paragraph" style:parent-style-name="Standard">
      <style:paragraph-properties fo:margin-left="-0.635cm" fo:margin-right="0cm" fo:line-height="100%" fo:text-align="start" style:justify-single-word="false" fo:text-indent="0.635cm" style:auto-text-indent="false"/>
    </style:style>
    <style:style style:name="P15" style:family="paragraph" style:parent-style-name="Standard" style:list-style-name="L1">
      <style:paragraph-properties fo:margin-left="-0.635cm" fo:margin-right="0cm" fo:line-height="100%" fo:text-align="start" style:justify-single-word="false" fo:text-indent="0.635cm" style:auto-text-indent="false"/>
    </style:style>
    <style:style style:name="P16" style:family="paragraph" style:parent-style-name="Standard" style:list-style-name="L2">
      <style:paragraph-properties fo:margin-left="-0.635cm" fo:margin-right="0cm" fo:line-height="100%" fo:text-align="start" style:justify-single-word="false" fo:text-indent="0.635cm" style:auto-text-indent="false"/>
    </style:style>
    <style:style style:name="P17" style:family="paragraph" style:parent-style-name="Standard" style:list-style-name="L3">
      <style:paragraph-properties fo:margin-left="-0.635cm" fo:margin-right="0cm" fo:line-height="100%" fo:text-align="start" style:justify-single-word="false" fo:text-indent="0.635cm" style:auto-text-indent="false"/>
    </style:style>
    <style:style style:name="P18" style:family="paragraph" style:parent-style-name="Standard" style:list-style-name="L4">
      <style:paragraph-properties fo:margin-left="-0.635cm" fo:margin-right="0cm" fo:line-height="100%" fo:text-align="start" style:justify-single-word="false" fo:text-indent="0.635cm" style:auto-text-indent="false"/>
    </style:style>
    <style:style style:name="P19" style:family="paragraph" style:parent-style-name="Standard" style:list-style-name="L5">
      <style:paragraph-properties fo:margin-left="-0.635cm" fo:margin-right="0cm" fo:line-height="100%" fo:text-align="start" style:justify-single-word="false" fo:text-indent="0.635cm" style:auto-text-indent="false"/>
    </style:style>
    <style:style style:name="P20" style:family="paragraph" style:parent-style-name="Standard" style:list-style-name="L6">
      <style:paragraph-properties fo:margin-left="-0.635cm" fo:margin-right="0cm" fo:line-height="100%" fo:text-align="start" style:justify-single-word="false" fo:text-indent="0.635cm" style:auto-text-indent="false"/>
    </style:style>
    <style:style style:name="P21" style:family="paragraph" style:parent-style-name="Standard" style:list-style-name="L7">
      <style:paragraph-properties fo:margin-left="-0.635cm" fo:margin-right="0cm" fo:line-height="100%" fo:text-align="start" style:justify-single-word="false" fo:text-indent="0.635cm" style:auto-text-indent="false"/>
    </style:style>
    <style:style style:name="P22" style:family="paragraph" style:parent-style-name="Standard" style:list-style-name="L8">
      <style:paragraph-properties fo:margin-left="-0.635cm" fo:margin-right="0cm" fo:line-height="100%" fo:text-align="start" style:justify-single-word="false" fo:text-indent="0.635cm" style:auto-text-indent="false"/>
    </style:style>
    <style:style style:name="P23" style:family="paragraph" style:parent-style-name="Standard" style:list-style-name="L9">
      <style:paragraph-properties fo:margin-left="-0.635cm" fo:margin-right="0cm" fo:line-height="100%" fo:text-align="start" style:justify-single-word="false" fo:text-indent="0.635cm" style:auto-text-indent="false"/>
    </style:style>
    <style:style style:name="P24" style:family="paragraph" style:parent-style-name="Standard" style:list-style-name="L10">
      <style:paragraph-properties fo:margin-left="-0.635cm" fo:margin-right="0cm" fo:line-height="100%" fo:text-align="start" style:justify-single-word="false" fo:text-indent="0.635cm" style:auto-text-indent="false"/>
    </style:style>
    <style:style style:name="P25" style:family="paragraph" style:parent-style-name="Standard" style:list-style-name="L11">
      <style:paragraph-properties fo:margin-left="-0.635cm" fo:margin-right="0cm" fo:line-height="100%" fo:text-align="start" style:justify-single-word="false" fo:text-indent="0.635cm" style:auto-text-indent="false"/>
    </style:style>
    <style:style style:name="P26" style:family="paragraph" style:parent-style-name="Standard" style:list-style-name="L12">
      <style:paragraph-properties fo:margin-left="-0.635cm" fo:margin-right="0cm" fo:line-height="100%" fo:text-align="start" style:justify-single-word="false" fo:text-indent="0.635cm" style:auto-text-indent="false"/>
    </style:style>
    <style:style style:name="P27" style:family="paragraph" style:parent-style-name="Standard" style:list-style-name="L13">
      <style:paragraph-properties fo:margin-left="-0.635cm" fo:margin-right="0cm" fo:line-height="100%"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Arial" fo:font-size="9pt" fo:font-weight="normal" fo:background-color="transparent" style:font-name-asian="Arial" style:font-name-complex="Arial"/>
    </style:style>
    <style:style style:name="T2" style:family="text">
      <style:text-properties style:use-window-font-color="true" fo:font-weight="normal" fo:background-color="transparent" style:font-name-asian="Arial" style:font-weight-asian="normal" style:font-name-complex="Arial" style:font-weight-complex="normal"/>
    </style:style>
    <style:style style:name="T3" style:family="text">
      <style:text-properties fo:color="#ff0000" style:font-name="Arial" fo:font-size="9pt" fo:font-weight="normal" fo:background-color="transparent" style:font-name-asian="Arial" style:font-name-complex="Arial"/>
    </style:style>
    <style:style style:name="T4" style:family="text">
      <style:text-properties fo:color="#004dbb" style:font-name="Arial" fo:font-size="9pt" fo:font-weight="normal" fo:background-color="transparent" style:font-name-asian="Arial" style:font-name-complex="Arial"/>
    </style:style>
    <style:style style:name="T5" style:family="text">
      <style:text-properties fo:color="#004dbb" style:font-name="Arial" fo:font-size="9pt" style:font-name-asian="Arial" style:font-name-complex="Arial"/>
    </style:style>
    <style:style style:name="T6" style:family="text">
      <style:text-properties style:font-name="Arial" fo:font-size="9pt" style:font-name-asian="Arial" style:font-name-complex="Arial"/>
    </style:style>
    <text:list-style style:name="L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RCHITETTURA CLASSI</text:p>
      <text:p text:style-name="P3"/>
      <text:p text:style-name="P7">L'architettura si compone di tre livelli (three tiered architecture) principali:</text:p>
      <text:p text:style-name="P7"/>
      <text:list xml:id="list5183226905749336010" text:style-name="L14">
        <text:list-item>
          <text:p text:style-name="P12"><text:span text:style-name="T2">Data Layer – livello dati</text:span></text:p>
        </text:list-item>
        <text:list-item>
          <text:p text:style-name="P12"><text:span text:style-name="T2">Core Layer – livello logica</text:span></text:p>
        </text:list-item>
        <text:list-item>
          <text:p text:style-name="P12"><text:span text:style-name="T2">Sharing Layer – livello di dipendenza</text:span></text:p>
        </text:list-item>
        <text:list-item>
          <text:p text:style-name="P12"><text:span text:style-name="T2">Web Layer – livello frontend</text:span></text:p>
        </text:list-item>
      </text:list>
      <text:p text:style-name="P11"><text:span text:style-name="T2"/></text:p>
      <text:p text:style-name="P11"><text:span text:style-name="T2">I layer, a parte il web layer che è il livello più alto, sono composti da tre classi principali:</text:span></text:p>
      <text:p text:style-name="P11"><text:span text:style-name="T2"/></text:p>
      <text:list xml:id="list3434785912794265801" text:style-name="L15">
        <text:list-item>
          <text:p text:style-name="P13"><text:span text:style-name="T2">Store (generatore di classi locali)</text:span></text:p>
        </text:list-item>
        <text:list-item>
          <text:p text:style-name="P13"><text:span text:style-name="T2">Supplier (generatore di classi per i layer esterni)</text:span></text:p>
        </text:list-item>
        <text:list-item>
          <text:p text:style-name="P13"><text:span text:style-name="T2">Layer class (classi di logica del livello)</text:span></text:p>
        </text:list-item>
      </text:list>
      <text:p text:style-name="P11"><text:span text:style-name="T2"/></text:p>
      <text:p text:style-name="P11"><text:span text:style-name="T2">la classe Store si occupa di generare esclusivamente a livello locale tutte le “new class” di cui il layer necessita. E' stata concepita per aderire al concetto di “Invertion of Control”. Prevede l'ingection dei componenti esterni, come ad esempio i DTO che vengono generati nel livello Sharing, che localmente verranno utilizzati dalla logica implementativa.</text:span></text:p>
      <text:p text:style-name="P11"><text:span text:style-name="T2">La classe Supplier, corredata dalla classe astratta ABaseSupplier che prevede l'injection della classe Store, genera e fornisce esternamente i componenti pubblici del livello che vengono usati dai livelli che ne prevedono l'uso.</text:span></text:p>
      <text:p text:style-name="P11"><text:span text:style-name="T2">Le classi Layer, come ad esempio i repository, <text:s/>corredata dalla classe astratta ABaseLayer che prevede l'injection della classe Store, contengono la logica di livello e sono le classi che vengono utilizzate dai livelli esterni che ne prevedono l'uso.</text:span></text:p>
      <text:p text:style-name="P8"/>
      <text:p text:style-name="P4">DATA LAYER</text:p>
      <text:p text:style-name="P6"/>
      <text:p text:style-name="P1"><text:span text:style-name="T3">CLASSE DataStore</text:span><text:span text:style-name="T1">:</text:span></text:p>
      <text:p text:style-name="P1"><text:span text:style-name="T1">Classe </text:span><text:span text:style-name="T4">SINGLETON </text:span><text:span text:style-name="T1">provvista di interfaccia che prevede l'injection della </text:span><text:span text:style-name="T4">ConnectionString </text:span><text:span text:style-name="T1">di</text:span><text:span text:style-name="T4"> </text:span><text:span text:style-name="T1">connessione al DbContext, del </text:span><text:span text:style-name="T4">DbContext </text:span><text:span text:style-name="T1">e del </text:span><text:span text:style-name="T4">CommonSupplier</text:span><text:span text:style-name="T1">. La classe viene generata tramite chiamata statica al metodo </text:span><text:span text:style-name="T4">Instance </text:span><text:span text:style-name="T1">che prevede come parametro in ingresso l'injection delle dipendenze della classe. Le dipendenze vengono passate al costruttore privato che ne prevede l'inizializzazione. La struttura ha lo scopo di ridurre la dipendenza degli oggetti (</text:span><text:span text:style-name="T4">Inversion Of Control</text:span><text:span text:style-name="T1">) centralizzando la creazione delle classi che appartengono al </text:span><text:span text:style-name="T4">DATA LAYER</text:span><text:span text:style-name="T1">.</text:span></text:p>
      <text:p text:style-name="P6"/>
      <text:p text:style-name="P5">In ingresso prevede i seguenti componenti:</text:p>
      <text:p text:style-name="P6"/>
      <text:list xml:id="list68420621982387045" text:style-name="L1">
        <text:list-item>
          <text:p text:style-name="P15"><text:span text:style-name="T4">StoreConnectionStringName</text:span><text:span text:style-name="T1">( variabile string di connessione al DbContext)</text:span></text:p>
        </text:list-item>
        <text:list-item>
          <text:p text:style-name="P15"><text:span text:style-name="T4">StoreDbContext </text:span><text:span text:style-name="T1">(definisce il DbContext locale)</text:span></text:p>
        </text:list-item>
        <text:list-item>
          <text:p text:style-name="P15"><text:span text:style-name="T4">StoreSharingSupplier </text:span><text:span text:style-name="T1">1...n (mette a disposizione i dtoModel)</text:span></text:p>
        </text:list-item>
      </text:list>
      <text:p text:style-name="P6"/>
      <text:p text:style-name="P5">In uscita fornisce i seguenti componenti:</text:p>
      <text:p text:style-name="P6"/>
      <text:list xml:id="list2909242508905705399" text:style-name="L2">
        <text:list-item>
          <text:p text:style-name="P16"><text:span text:style-name="T4">Entity </text:span><text:span text:style-name="T1">1...n (classi entity)</text:span></text:p>
        </text:list-item>
        <text:list-item>
          <text:p text:style-name="P16"><text:span text:style-name="T4">List Entity </text:span><text:span text:style-name="T1">1...n (liste di classe entity)</text:span></text:p>
        </text:list-item>
        <text:list-item>
          <text:p text:style-name="P16"><text:span text:style-name="T4">ConvertModelEntityModel </text:span><text:span text:style-name="T1">1...n (classi di conversione MODEL-ENTITY-MODEL)</text:span></text:p>
        </text:list-item>
      </text:list>
      <text:p text:style-name="P6"/>
      <text:p text:style-name="P1"><text:span text:style-name="T3">CLASSE ASTRATTA ABaseDataSupplier</text:span><text:span text:style-name="T1">:</text:span></text:p>
      <text:p text:style-name="P6"><text:span text:style-name="T6">Classe astratta </text:span><text:span text:style-name="T5">SINGLETON <text:s/></text:span><text:span text:style-name="T6">provvista di interfaccia che prevede l'injection del </text:span><text:span text:style-name="T5">DataStore.</text:span></text:p>
      <text:p text:style-name="P6"><text:span text:style-name="T5"/></text:p>
      <text:p text:style-name="P5">In ingresso prevede i seguenti componenti:</text:p>
      <text:p text:style-name="P6"/>
      <text:list xml:id="list36561508" text:continue-list="list68420621982387045" text:style-name="L1">
        <text:list-item>
          <text:p text:style-name="P15"><text:span text:style-name="T4">SupplierDataStore</text:span><text:span text:style-name="T1">( variabile string di connessione al DbContext)</text:span></text:p>
        </text:list-item>
      </text:list>
      <text:p text:style-name="P14"><text:span text:style-name="T1"/></text:p>
      <text:p text:style-name="P5">In uscita fornisce i seguenti componenti:</text:p>
      <text:p text:style-name="P1"><text:span text:style-name="T1"/></text:p>
      <text:list xml:id="list845677920387345932" text:style-name="L13">
        <text:list-item>
          <text:p text:style-name="P27"><text:span text:style-name="T5">ConvertModelEntityModel </text:span><text:span text:style-name="T6">1...n (classi di conversione MODEL-ENTITY-MODEL)</text:span></text:p>
        </text:list-item>
      </text:list>
      <text:p text:style-name="P6"><text:span text:style-name="T6"/></text:p>
      <text:p text:style-name="P1"><text:span text:style-name="T3">CLASSE DataSupplier:</text:span></text:p>
      <text:p text:style-name="P1"><text:span text:style-name="T1">Classe </text:span><text:span text:style-name="T4">SINGLETON </text:span><text:span text:style-name="T1">provvista di interfaccia che prevede l'injection del </text:span><text:span text:style-name="T4">DataStore </text:span><text:span text:style-name="T1">. La classe viene generata tramite chiamata statica al metodo </text:span><text:span text:style-name="T4">Instance </text:span><text:span text:style-name="T1">che prevede come parametro in ingresso l'injection delle dipendenze della classe. Le dipendenze vengono passate al costruttore privato che ne prevede l'inizializzazione. La struttura ha lo scopo di ridurre la dipendenza degli oggetti (</text:span><text:span text:style-name="T4">Inversion Of Control</text:span><text:span text:style-name="T1">) e di fornire verso come servizio la creazione centralizzata delle classi </text:span><text:span text:style-name="T4">Repository</text:span><text:span text:style-name="T1">.</text:span></text:p>
      <text:p text:style-name="P6"/>
      <text:p text:style-name="P5"><text:soft-page-break/>In ingresso prevede i seguenti componenti:</text:p>
      <text:p text:style-name="P6"/>
      <text:list xml:id="list5401777599315373751" text:style-name="L3">
        <text:list-item>
          <text:p text:style-name="P17"><text:span text:style-name="T4">DataSupplierDataStore </text:span><text:span text:style-name="T1">(definisce il DataStore per le classi Repository)</text:span></text:p>
        </text:list-item>
      </text:list>
      <text:p text:style-name="P6"/>
      <text:p text:style-name="P5">In uscita fornisce i seguenti componenti:</text:p>
      <text:p text:style-name="P6"/>
      <text:list xml:id="list2111476463462686611" text:style-name="L4">
        <text:list-item>
          <text:p text:style-name="P18"><text:span text:style-name="T4">Repository </text:span><text:span text:style-name="T1">1...n (classi di elaborazione delle query DB)</text:span></text:p>
        </text:list-item>
      </text:list>
      <text:p text:style-name="P6"/>
      <text:p text:style-name="P1"><text:span text:style-name="T3">CLASSE ASTRATTA ABaseRepository</text:span><text:span text:style-name="T1">:</text:span></text:p>
      <text:p text:style-name="P1"><text:span text:style-name="T1">Classe astratta provvista di interfaccia che prevede l'injection del </text:span><text:span text:style-name="T4">DataStore </text:span><text:span text:style-name="T1">ed</text:span><text:span text:style-name="T4"> </text:span><text:span text:style-name="T1">ereditata da tutte le classi </text:span><text:span text:style-name="T4">Repository. </text:span><text:span text:style-name="T1">Configura e inizializza il </text:span><text:span text:style-name="T4">DataStore </text:span><text:span text:style-name="T1">utilizzato dai Repository.</text:span></text:p>
      <text:p text:style-name="P6"/>
      <text:p text:style-name="P6"/>
      <text:p text:style-name="P4">CORE LAYER</text:p>
      <text:p text:style-name="P6"/>
      <text:p text:style-name="P1"><text:span text:style-name="T3">CLASSE CORESTORE</text:span><text:span text:style-name="T1">:</text:span></text:p>
      <text:p text:style-name="P1"><text:span text:style-name="T1">Classe provvista di interfaccia e che prevede l'injection del </text:span><text:span text:style-name="T4">CommonSupplier </text:span><text:span text:style-name="T1">e del </text:span><text:span text:style-name="T4">DataSupplier</text:span><text:span text:style-name="T1">. La classe viene generata tramite chiamata statica al metodo </text:span><text:span text:style-name="T4">Instance </text:span><text:span text:style-name="T1">che prevede come parametro in ingresso l'injection delle dipendenze della classe. Le dipendenze vengono passate al costruttore privato che ne prevede l'inizializzazione. La struttura ha lo scopo di ridurre la dipendenza degli oggetti (</text:span><text:span text:style-name="T4">Inversion Of Control</text:span><text:span text:style-name="T1">) centralizzando la creazione delle classi che appartengono al </text:span><text:span text:style-name="T4">CORE LAYER</text:span><text:span text:style-name="T1">.</text:span></text:p>
      <text:p text:style-name="P6"/>
      <text:p text:style-name="P5">In ingresso prevede i seguenti componenti:</text:p>
      <text:p text:style-name="P6"/>
      <text:list xml:id="list4996046821526383229" text:style-name="L5">
        <text:list-item>
          <text:p text:style-name="P19"><text:span text:style-name="T4">CoreStoreDataSupplier </text:span><text:span text:style-name="T1">1...n (rende disponibili i Repository)</text:span></text:p>
        </text:list-item>
        <text:list-item>
          <text:p text:style-name="P19"><text:span text:style-name="T4">CoreStoreCommonSupplier </text:span><text:span text:style-name="T1">1...n (rende disponibili i dtoModel)</text:span></text:p>
        </text:list-item>
      </text:list>
      <text:p text:style-name="P6"/>
      <text:p text:style-name="P5">In uscita fornisce i seguenti componenti:</text:p>
      <text:p text:style-name="P6"/>
      <text:list xml:id="list5987013839438541241" text:style-name="L6">
        <text:list-item>
          <text:p text:style-name="P20"><text:span text:style-name="T4">Layer Class </text:span><text:span text:style-name="T1">1...n (classi del livello)</text:span></text:p>
        </text:list-item>
      </text:list>
      <text:p text:style-name="P6"/>
      <text:p text:style-name="P9">CLASSE CORESUPPLIER:</text:p>
      <text:p text:style-name="P1"><text:span text:style-name="T1">Classe </text:span><text:span text:style-name="T4">SINGLETON </text:span><text:span text:style-name="T1">provvista di interfaccia che prevede l'injection del </text:span><text:span text:style-name="T4">CoreStore</text:span><text:span text:style-name="T1">. La classe viene generata tramite chiamata statica al metodo </text:span><text:span text:style-name="T4">Instance </text:span><text:span text:style-name="T1">che prevede come parametro in ingresso l'injection delle dipendenze della classe. Le dipendenze vengono passate al costruttore privato che ne prevede l'inizializzazione. La struttura ha lo scopo di ridurre la dipendenza degli oggetti (</text:span><text:span text:style-name="T4">Inversion Of Control</text:span><text:span text:style-name="T1">) e di fornire verso come servizio la creazione centralizzata delle classi </text:span><text:span text:style-name="T4">Process</text:span><text:span text:style-name="T1">.</text:span></text:p>
      <text:p text:style-name="P6"/>
      <text:p text:style-name="P5">In ingresso prevede i seguenti componenti:</text:p>
      <text:p text:style-name="P6"/>
      <text:list xml:id="list2856843032911851019" text:style-name="L7">
        <text:list-item>
          <text:p text:style-name="P21"><text:span text:style-name="T4">CoreSupplierDataStore </text:span><text:span text:style-name="T1">(definisce il CoreStore per le classi Process)</text:span></text:p>
        </text:list-item>
      </text:list>
      <text:p text:style-name="P6"/>
      <text:p text:style-name="P5">In uscita fornisce i seguenti componenti:</text:p>
      <text:p text:style-name="P6"/>
      <text:list xml:id="list8963716088207084024" text:style-name="L8">
        <text:list-item>
          <text:p text:style-name="P22"><text:span text:style-name="T4">Process </text:span><text:span text:style-name="T1">1...n (classi di elaborazione dei dati da e per il DATA LAYER e il WEB LAYER)</text:span></text:p>
        </text:list-item>
      </text:list>
      <text:p text:style-name="P6"/>
      <text:p text:style-name="P1"><text:span text:style-name="T3">CLASSE ASTRATTA APBASE</text:span><text:span text:style-name="T1">:</text:span></text:p>
      <text:p text:style-name="P1"><text:span text:style-name="T1">Classe astratta provvista di interfaccia che prevede l'injection del </text:span><text:span text:style-name="T4">CoreStore </text:span><text:span text:style-name="T1">ed</text:span><text:span text:style-name="T4"> </text:span><text:span text:style-name="T1">ereditata da tutte le classi </text:span><text:span text:style-name="T4">Process. </text:span><text:span text:style-name="T1">Configura e inizializza il </text:span><text:span text:style-name="T4">CoreStore </text:span><text:span text:style-name="T1">utilizzato dai Process.</text:span></text:p>
      <text:p text:style-name="P6"/>
      <text:p text:style-name="P6"/>
      <text:p text:style-name="P4">WEB LAYER</text:p>
      <text:p text:style-name="P6"/>
      <text:p text:style-name="P9">CLASSE WEBSTORE</text:p>
      <text:p text:style-name="P1"><text:span text:style-name="T1">Classe </text:span><text:span text:style-name="T4">SINGLETON </text:span><text:span text:style-name="T1">provvista di interfaccia che prevede l'injection del </text:span><text:span text:style-name="T4">DataSupplier</text:span><text:span text:style-name="T1">, del </text:span><text:span text:style-name="T4">CoreSupplier </text:span><text:span text:style-name="T1">e del </text:span><text:span text:style-name="T4">CommonSupplier</text:span><text:span text:style-name="T1">. La classe viene generata tramite chiamata statica al metodo </text:span><text:span text:style-name="T4">Instance </text:span><text:span text:style-name="T1">che prevede come parametro in ingresso l'injection delle dipendenze della classe. Le dipendenze vengono passate al costruttore privato che ne prevede l'inizializzazione. La struttura ha lo scopo di ridurre la dipendenza degli oggetti (</text:span><text:span text:style-name="T4">Inversion Of Control</text:span><text:span text:style-name="T1">) centralizzando la creazione delle classi che appartengono al </text:span><text:span text:style-name="T4">WEB LAYER</text:span><text:span text:style-name="T1">.</text:span></text:p>
      <text:p text:style-name="P6"/>
      <text:p text:style-name="P5">In ingresso prevede i seguenti componenti:</text:p>
      <text:p text:style-name="P6"><text:soft-page-break/></text:p>
      <text:list xml:id="list8017370113480773687" text:style-name="L9">
        <text:list-item>
          <text:p text:style-name="P23"><text:span text:style-name="T4">WebStoreDataSupplier </text:span><text:span text:style-name="T1">1...n (rende disponibili i Repository)</text:span></text:p>
        </text:list-item>
        <text:list-item>
          <text:p text:style-name="P23"><text:span text:style-name="T4">WebStoreCoreSupplier </text:span><text:span text:style-name="T1">1...n (rende disponibili i Processor)</text:span></text:p>
        </text:list-item>
        <text:list-item>
          <text:p text:style-name="P23"><text:span text:style-name="T4">WebStoreCommonSupplier </text:span><text:span text:style-name="T1">1...n (rende disponibili i dtoModel)</text:span></text:p>
        </text:list-item>
      </text:list>
      <text:p text:style-name="P6"/>
      <text:p text:style-name="P9">CLASSE ACBASE</text:p>
      <text:p text:style-name="P1"><text:span text:style-name="T1">Classe astratta provvista di interfaccia che prevede l'injection del </text:span><text:span text:style-name="T4">WebStore </text:span><text:span text:style-name="T1">ed</text:span><text:span text:style-name="T4"> </text:span><text:span text:style-name="T1">ereditata da tutte le classi </text:span><text:span text:style-name="T4">Controller. </text:span><text:span text:style-name="T1">Configura e inizializza il </text:span><text:span text:style-name="T4">WebStore </text:span><text:span text:style-name="T1">utilizzato dai Controller.</text:span></text:p>
      <text:p text:style-name="P6"/>
      <text:p text:style-name="P6"/>
      <text:p text:style-name="P4">COMMON LAYER</text:p>
      <text:p text:style-name="P6"/>
      <text:p text:style-name="P9">CLASSE COMMONSTORE</text:p>
      <text:p text:style-name="P1"><text:span text:style-name="T1">Classe </text:span><text:span text:style-name="T4">SINGLETON </text:span><text:span text:style-name="T1">provvista di interfaccia. La classe viene generata tramite chiamata statica al metodo </text:span><text:span text:style-name="T4">Instance. </text:span><text:span text:style-name="T1">La struttura ha lo scopo di ridurre la dipendenza degli oggetti (</text:span><text:span text:style-name="T4">Inversion Of Control</text:span><text:span text:style-name="T1">) centralizzando la creazione delle classi che appartengono al </text:span><text:span text:style-name="T4">COMMON LAYER</text:span></text:p>
      <text:p text:style-name="P6"/>
      <text:p text:style-name="P5">In uscita fornisce i seguenti componenti:</text:p>
      <text:p text:style-name="P6"/>
      <text:list xml:id="list1149847726983784824" text:style-name="L10">
        <text:list-item>
          <text:p text:style-name="P24"><text:span text:style-name="T4">DtoModel </text:span><text:span text:style-name="T1">1...n (classi </text:span><text:span text:style-name="T1">DtoModel</text:span><text:span text:style-name="T1">)</text:span></text:p>
        </text:list-item>
      </text:list>
      <text:p text:style-name="P6"/>
      <text:p text:style-name="P9">CLASSE COMMONSUPPLIER</text:p>
      <text:p text:style-name="P1"><text:span text:style-name="T1">Classe </text:span><text:span text:style-name="T4">SINGLETON </text:span><text:span text:style-name="T1">provvista di interfaccia che prevede l'injection del </text:span><text:span text:style-name="T4">CommonStore</text:span><text:span text:style-name="T1">. La classe viene generata tramite chiamata statica al metodo </text:span><text:span text:style-name="T4">Instance </text:span><text:span text:style-name="T1">che prevede come parametro in ingresso l'injection delle dipendenze della classe. Le dipendenze vengono passate al costruttore privato che ne prevede l'inizializzazione. La struttura ha lo scopo di ridurre la dipendenza degli oggetti (</text:span><text:span text:style-name="T4">Inversion Of Control</text:span><text:span text:style-name="T1">) e di fornire verso come servizio la creazione centralizzata delle classi </text:span><text:span text:style-name="T4">DtoModel</text:span><text:span text:style-name="T1">.</text:span></text:p>
      <text:p text:style-name="P6"/>
      <text:p text:style-name="P5">In ingresso prevede i seguenti componenti:</text:p>
      <text:p text:style-name="P6"/>
      <text:list xml:id="list3800981099894427339" text:style-name="L11">
        <text:list-item>
          <text:p text:style-name="P25"><text:span text:style-name="T4">CommonSupplierCommonStore </text:span><text:span text:style-name="T1">(definisce il CommonStore per la generazione dei DtoModel)</text:span></text:p>
        </text:list-item>
      </text:list>
      <text:p text:style-name="P6"/>
      <text:p text:style-name="P5">In uscita fornisce i seguenti componenti:</text:p>
      <text:p text:style-name="P6"/>
      <text:list xml:id="list6422890779527580419" text:style-name="L12">
        <text:list-item>
          <text:p text:style-name="P26"><text:span text:style-name="T4">DtoModel </text:span><text:span text:style-name="T1">1...n (classi DtoModel)</text:span></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Calibri1" svg:font-family="Calibri"/>
    <style:font-face style:name="OpenSymbol" svg:font-family="OpenSymbol"/>
    <style:font-face style:name="Symbol" svg:font-family="Symbol"/>
    <style:font-face style:name="Arial1"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1-25T16:36:11.42</dc:date>
    <dc:creator>Filippo Foglia</dc:creator>
    <meta:editing-duration>PT51M28S</meta:editing-duration>
    <meta:editing-cycles>10</meta:editing-cycles>
    <meta:generator>OpenOffice/4.1.3$Win32 OpenOffice.org_project/413m1$Build-9783</meta:generator>
    <meta:document-statistic meta:table-count="0" meta:image-count="0" meta:object-count="0" meta:page-count="3" meta:paragraph-count="74" meta:word-count="1029" meta:character-count="7326"/>
  </office:meta>
</office:document-meta>
</file>